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402cm"/>
    </style:style>
    <style:style style:name="Таблица1.B" style:family="table-column">
      <style:table-column-properties style:column-width="7.805cm"/>
    </style:style>
    <style:style style:name="Таблица1.C" style:family="table-column">
      <style:table-column-properties style:column-width="4.392cm"/>
    </style:style>
    <style:style style:name="Таблица1.D" style:family="table-column">
      <style:table-column-properties style:column-width="3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2ac7" officeooo:paragraph-rsid="000e2ac7" style:text-blinking="fals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f181" officeooo:paragraph-rsid="000ff181" style:text-blinking="false" fo:background-color="transparen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06617" officeooo:paragraph-rsid="00106617" style:text-blinking="false" fo:background-color="transparen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87bc" officeooo:paragraph-rsid="001187bc" style:text-blinking="false" fo:background-color="transparent"/>
    </style:style>
    <style:style style:name="P6" style:family="paragraph" style:parent-style-name="Standard">
      <style:text-properties officeooo:rsid="00133c44" officeooo:paragraph-rsid="00133c44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33c44" officeooo:paragraph-rsid="0013aa19"/>
    </style:style>
    <style:style style:name="P8" style:family="paragraph" style:parent-style-name="Standard">
      <style:paragraph-properties fo:line-height="115%" fo:text-align="end" style:justify-single-word="false"/>
      <style:text-properties fo:font-size="14pt" officeooo:rsid="00133c44" officeooo:paragraph-rsid="00133c44" style:font-size-asian="14pt" style:font-size-complex="14pt"/>
    </style:style>
    <style:style style:name="P9" style:family="paragraph" style:parent-style-name="Standard">
      <style:text-properties fo:font-size="14pt" officeooo:rsid="00155ef2" officeooo:paragraph-rsid="00155ef2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fo:font-weight="bold" officeooo:rsid="00133c44" officeooo:paragraph-rsid="00133c4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end" style:justify-single-word="false"/>
      <style:text-properties fo:font-size="14pt" fo:font-weight="bold" officeooo:rsid="00133c44" officeooo:paragraph-rsid="00133c4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fo:font-style="italic" officeooo:rsid="0013aa19" officeooo:paragraph-rsid="0013aa19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line-height="115%" fo:text-align="justify" style:justify-single-word="false"/>
      <style:text-properties officeooo:paragraph-rsid="0013aa19"/>
    </style:style>
    <style:style style:name="P15" style:family="paragraph" style:parent-style-name="Table_20_Contents">
      <style:paragraph-properties fo:text-align="center" style:justify-single-word="false"/>
      <style:text-properties officeooo:rsid="000b068a" officeooo:paragraph-rsid="000b068a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b068a" officeooo:paragraph-rsid="000b068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0b8d15" officeooo:paragraph-rsid="000b8d15"/>
    </style:style>
    <style:style style:name="P19" style:family="paragraph" style:parent-style-name="Table_20_Contents">
      <style:paragraph-properties fo:text-align="start" style:justify-single-word="false"/>
      <style:text-properties officeooo:rsid="000d00a2" officeooo:paragraph-rsid="000e2ac7"/>
    </style:style>
    <style:style style:name="P20" style:family="paragraph" style:parent-style-name="Table_20_Contents">
      <style:paragraph-properties fo:text-align="center" style:justify-single-word="false"/>
      <style:text-properties officeooo:rsid="000e2ac7" officeooo:paragraph-rsid="000e2ac7"/>
    </style:style>
    <style:style style:name="P21" style:family="paragraph" style:parent-style-name="Table_20_Contents">
      <style:paragraph-properties fo:text-align="center" style:justify-single-word="false"/>
      <style:text-properties officeooo:rsid="000e2ac7" officeooo:paragraph-rsid="000ff181"/>
    </style:style>
    <style:style style:name="P22" style:family="paragraph" style:parent-style-name="Table_20_Contents">
      <style:paragraph-properties fo:text-align="center" style:justify-single-word="false"/>
      <style:text-properties officeooo:rsid="000e2ac7" officeooo:paragraph-rsid="00106617"/>
    </style:style>
    <style:style style:name="P23" style:family="paragraph" style:parent-style-name="Table_20_Contents">
      <style:paragraph-properties fo:text-align="center" style:justify-single-word="false"/>
      <style:text-properties officeooo:rsid="000e2ac7" officeooo:paragraph-rsid="001187bc"/>
    </style:style>
    <style:style style:name="P24" style:family="paragraph" style:parent-style-name="Table_20_Contents">
      <style:paragraph-properties fo:text-align="start" style:justify-single-word="false"/>
      <style:text-properties officeooo:rsid="000e2ac7" officeooo:paragraph-rsid="000e2ac7"/>
    </style:style>
    <style:style style:name="P25" style:family="paragraph" style:parent-style-name="Table_20_Contents">
      <style:paragraph-properties fo:text-align="center" style:justify-single-word="false"/>
      <style:text-properties officeooo:rsid="000ff181" officeooo:paragraph-rsid="00106617"/>
    </style:style>
    <style:style style:name="P26" style:family="paragraph" style:parent-style-name="Table_20_Contents">
      <style:paragraph-properties fo:text-align="center" style:justify-single-word="false"/>
      <style:text-properties officeooo:rsid="00106617" officeooo:paragraph-rsid="00106617"/>
    </style:style>
    <style:style style:name="P27" style:family="paragraph" style:parent-style-name="Table_20_Contents">
      <style:paragraph-properties fo:text-align="center" style:justify-single-word="false"/>
      <style:text-properties officeooo:rsid="001187bc" officeooo:paragraph-rsid="001187bc"/>
    </style:style>
    <style:style style:name="P28" style:family="paragraph" style:parent-style-name="Standard" style:list-style-name="L1">
      <style:paragraph-properties fo:line-height="115%" fo:text-align="justify" style:justify-single-word="false"/>
      <style:text-properties officeooo:paragraph-rsid="0013aa19"/>
    </style:style>
    <style:style style:name="P29" style:family="paragraph" style:parent-style-name="Standard" style:list-style-name="L2">
      <style:paragraph-properties fo:line-height="115%" fo:text-align="justify" style:justify-single-word="false"/>
      <style:text-properties fo:font-size="14pt" officeooo:rsid="0013aa19" officeooo:paragraph-rsid="0013aa19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8a4cc" officeooo:paragraph-rsid="0018a4cc" style:text-blinking="false" fo:background-color="transparent"/>
    </style:style>
    <style:style style:name="P31" style:family="paragraph" style:parent-style-name="Table_20_Contents" style:list-style-name="L3">
      <style:paragraph-properties fo:text-align="start" style:justify-single-word="false"/>
      <style:text-properties officeooo:rsid="000b8d15" officeooo:paragraph-rsid="000b8d15"/>
    </style:style>
    <style:style style:name="P32" style:family="paragraph" style:parent-style-name="Table_20_Contents" style:list-style-name="L3">
      <style:paragraph-properties fo:text-align="start" style:justify-single-word="false"/>
      <style:text-properties officeooo:rsid="000b8d15" officeooo:paragraph-rsid="0019ef77"/>
    </style:style>
    <style:style style:name="P33" style:family="paragraph" style:parent-style-name="Table_20_Contents" style:list-style-name="L3">
      <style:paragraph-properties fo:text-align="start" style:justify-single-word="false"/>
      <style:text-properties officeooo:rsid="000b8d15" officeooo:paragraph-rsid="001cbe7c"/>
    </style:style>
    <style:style style:name="P34" style:family="paragraph" style:parent-style-name="Table_20_Contents" style:list-style-name="L3">
      <style:paragraph-properties fo:text-align="start" style:justify-single-word="false"/>
      <style:text-properties officeooo:rsid="000d00a2" officeooo:paragraph-rsid="000d00a2"/>
    </style:style>
    <style:style style:name="P35" style:family="paragraph" style:parent-style-name="Table_20_Contents" style:list-style-name="L3">
      <style:paragraph-properties fo:text-align="start" style:justify-single-word="false"/>
      <style:text-properties officeooo:rsid="000d00a2" officeooo:paragraph-rsid="0019ef77"/>
    </style:style>
    <style:style style:name="P36" style:family="paragraph" style:parent-style-name="Table_20_Contents" style:list-style-name="L3">
      <style:paragraph-properties fo:text-align="start" style:justify-single-word="false"/>
      <style:text-properties officeooo:rsid="000d00a2" officeooo:paragraph-rsid="001cbe7c"/>
    </style:style>
    <style:style style:name="P37" style:family="paragraph" style:parent-style-name="Table_20_Contents" style:list-style-name="L5">
      <style:paragraph-properties fo:text-align="start" style:justify-single-word="false"/>
      <style:text-properties officeooo:rsid="000d00a2" officeooo:paragraph-rsid="000e2ac7"/>
    </style:style>
    <style:style style:name="P38" style:family="paragraph" style:parent-style-name="Table_20_Contents" style:list-style-name="L6">
      <style:paragraph-properties fo:text-align="start" style:justify-single-word="false"/>
      <style:text-properties officeooo:rsid="000d00a2" officeooo:paragraph-rsid="0019ef77"/>
    </style:style>
    <style:style style:name="P39" style:family="paragraph" style:parent-style-name="Table_20_Contents" style:list-style-name="L7">
      <style:paragraph-properties fo:text-align="start" style:justify-single-word="false"/>
      <style:text-properties officeooo:rsid="000d00a2" officeooo:paragraph-rsid="001cbe7c"/>
    </style:style>
    <style:style style:name="P40" style:family="paragraph" style:parent-style-name="Table_20_Contents">
      <style:paragraph-properties fo:text-align="center" style:justify-single-word="false"/>
      <style:text-properties officeooo:rsid="000e2ac7" officeooo:paragraph-rsid="000e2ac7"/>
    </style:style>
    <style:style style:name="P41" style:family="paragraph" style:parent-style-name="Table_20_Contents">
      <style:paragraph-properties fo:text-align="center" style:justify-single-word="false"/>
      <style:text-properties officeooo:rsid="000e2ac7" officeooo:paragraph-rsid="001afaa6"/>
    </style:style>
    <style:style style:name="P42" style:family="paragraph" style:parent-style-name="Table_20_Contents">
      <style:paragraph-properties fo:text-align="center" style:justify-single-word="false"/>
      <style:text-properties officeooo:rsid="000e2ac7" officeooo:paragraph-rsid="001cbe7c"/>
    </style:style>
    <style:style style:name="P43" style:family="paragraph" style:parent-style-name="Table_20_Contents">
      <style:paragraph-properties fo:text-align="start" style:justify-single-word="false"/>
      <style:text-properties officeooo:rsid="000e2ac7" officeooo:paragraph-rsid="000e2ac7"/>
    </style:style>
    <style:style style:name="P44" style:family="paragraph" style:parent-style-name="Table_20_Contents">
      <style:paragraph-properties fo:text-align="start" style:justify-single-word="false"/>
      <style:text-properties officeooo:rsid="000e2ac7" officeooo:paragraph-rsid="0019ef77"/>
    </style:style>
    <style:style style:name="P45" style:family="paragraph" style:parent-style-name="Table_20_Contents">
      <style:paragraph-properties fo:text-align="start" style:justify-single-word="false"/>
      <style:text-properties officeooo:rsid="000e2ac7" officeooo:paragraph-rsid="001cbe7c"/>
    </style:style>
    <style:style style:name="P46" style:family="paragraph" style:parent-style-name="Table_20_Contents">
      <style:paragraph-properties fo:text-align="center" style:justify-single-word="false"/>
      <style:text-properties officeooo:rsid="0018a4cc" officeooo:paragraph-rsid="0018a4cc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19ef77" officeooo:paragraph-rsid="0019ef77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19ef77" officeooo:paragraph-rsid="0019ef77"/>
    </style:style>
    <style:style style:name="P49" style:family="paragraph" style:parent-style-name="Table_20_Contents">
      <style:paragraph-properties fo:text-align="center" style:justify-single-word="false"/>
      <style:text-properties officeooo:rsid="001cbe7c" officeooo:paragraph-rsid="001cbe7c"/>
    </style:style>
    <style:style style:name="T1" style:family="text">
      <style:text-properties officeooo:rsid="000d00a2"/>
    </style:style>
    <style:style style:name="T2" style:family="text">
      <style:text-properties officeooo:rsid="000e2ac7"/>
    </style:style>
    <style:style style:name="T3" style:family="text">
      <style:text-properties officeooo:rsid="000ff181"/>
    </style:style>
    <style:style style:name="T4" style:family="text">
      <style:text-properties officeooo:rsid="00106617"/>
    </style:style>
    <style:style style:name="T5" style:family="text">
      <style:text-properties fo:font-size="14pt" officeooo:rsid="00133c44" style:font-size-asian="14pt" style:font-size-complex="14pt"/>
    </style:style>
    <style:style style:name="T6" style:family="text">
      <style:text-properties fo:font-size="14pt" officeooo:rsid="0013aa19" style:font-size-asian="14pt" style:font-size-complex="14pt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officeooo:rsid="0016920e"/>
    </style:style>
    <style:style style:name="T9" style:family="text">
      <style:text-properties officeooo:rsid="0018a4cc"/>
    </style:style>
    <style:style style:name="T10" style:family="text">
      <style:text-properties officeooo:rsid="001afa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ЗАТВЕРДЖУЮ:</text:p>
      <text:p text:style-name="P8">Директор ЕЗОШ №2</text:p>
      <text:p text:style-name="P8">______________________ Воробйов Л.М.</text:p>
      <text:p text:style-name="P12"/>
      <text:p text:style-name="P10">План проекту «Мій віртуальний безпечний світ» </text:p>
      <text:p text:style-name="P10">для учнів та вчителів ЕЗОШ №2</text:p>
      <text:p text:style-name="P10">жовтень 2017 — лютий 2018</text:p>
      <text:p text:style-name="P6"/>
      <text:p text:style-name="P7"><text:span text:style-name="Strong_20_Emphasis"><text:span text:style-name="T7">Мета проекту</text:span></text:span></text:p>
      <text:list xml:id="list2409894424" text:style-name="L1">
        <text:list-item>
          <text:p text:style-name="P28"><text:span text:style-name="T6">О</text:span><text:span text:style-name="T5">володіння учнями, вчителями, батьками навичками критичного та безпечного застосування сучасних гаджетів для створення, пошуку, обробки, обміну інформацією у реальних життєвих ситуаціях (на роботі, в публічному просторі та приватному спілкуванні), навичками безпеки в Інтернеті та кібербезпеці для створення острівця позитиву життєдіяльності мешканців міста.</text:span></text:p>
        </text:list-item>
      </text:list>
      <text:p text:style-name="P13">Учасники проекту</text:p>
      <text:list xml:id="list2965269574" text:style-name="L2">
        <text:list-item>
          <text:p text:style-name="P29">Вчителі інформатики Брилиста Н.В., Трубіцина А.Л., Хамуда В.В.</text:p>
        </text:list-item>
        <text:list-item>
          <text:p text:style-name="P29">Соціальний педагог Ярошенко В.<text:span text:style-name="T8">А</text:span>.</text:p>
        </text:list-item>
        <text:list-item>
          <text:p text:style-name="P29">Учні 7-А, 6-Б, 9-Б класів</text:p>
        </text:list-item>
      </text:list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№</text:p>
          </table:table-cell>
          <table:table-cell table:style-name="Таблица1.A1" office:value-type="string">
            <text:p text:style-name="P16">Зміст</text:p>
          </table:table-cell>
          <table:table-cell table:style-name="Таблица1.A1" office:value-type="string">
            <text:p text:style-name="P47">Задіяні</text:p>
          </table:table-cell>
          <table:table-cell table:style-name="Таблица1.D1" office:value-type="string">
            <text:p text:style-name="P16">Відповідальні</text:p>
          </table:table-cell>
        </table:table-row>
        <table:table-row>
          <table:table-cell table:style-name="Таблица1.A2" table:number-columns-spanned="4" office:value-type="string">
            <text:p text:style-name="P15">ЖОВТЕНЬ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5">1.</text:p>
          </table:table-cell>
          <table:table-cell table:style-name="Таблица1.A3" office:value-type="string">
            <text:p text:style-name="P1"><text:bookmark text:name="docs-internal-guid-b7263f4a-683e-d468-1a95-5f781cf62a96"/>Створення творчої групи авторів шкільного проекту.</text:p>
            <text:p text:style-name="P17"/>
          </table:table-cell>
          <table:table-cell table:style-name="Таблица1.A3" office:value-type="string">
            <text:p text:style-name="P24">Вчителі інформатики:</text:p>
            <text:list xml:id="list492721112" text:style-name="L3">
              <text:list-item>
                <text:p text:style-name="P31">Бр<text:span text:style-name="T1">или</text:span>ста <text:span text:style-name="T1">Н.В.</text:span></text:p>
              </text:list-item>
              <text:list-item>
                <text:p text:style-name="P34">Трубіцина А.<text:span text:style-name="T2">Л.</text:span></text:p>
              </text:list-item>
              <text:list-item>
                <text:p text:style-name="P34">Хамуда В.<text:span text:style-name="T2">В.</text:span></text:p>
              </text:list-item>
            </text:list>
            <text:p text:style-name="P24">Соціальний педагог:</text:p>
            <text:list xml:id="list631952495" text:style-name="L5">
              <text:list-item>
                <text:p text:style-name="P37">Ярошенко В.<text:span text:style-name="T8">А</text:span>.</text:p>
              </text:list-item>
            </text:list>
          </table:table-cell>
          <table:table-cell table:style-name="Таблица1.D3" office:value-type="string">
            <text:p text:style-name="P48">Трубіцина А.Л.</text:p>
          </table:table-cell>
        </table:table-row>
        <table:table-row>
          <table:table-cell table:style-name="Таблица1.A3" office:value-type="string">
            <text:p text:style-name="P18">2.</text:p>
          </table:table-cell>
          <table:table-cell table:style-name="Таблица1.A3" office:value-type="string">
            <text:p text:style-name="P1"><text:bookmark text:name="docs-internal-guid-b7263f4a-683f-0477-ff76-af1ec5403e8f"/>Розробка плану проекту.</text:p>
          </table:table-cell>
          <table:table-cell table:style-name="Таблица1.A3" office:value-type="string">
            <text:p text:style-name="P44">Вчителі інформатики:</text:p>
            <text:list xml:id="list171239931755163" text:continue-list="list492721112" text:style-name="L3">
              <text:list-item>
                <text:p text:style-name="P32">Бр<text:span text:style-name="T1">или</text:span>ста <text:span text:style-name="T1">Н.В.</text:span></text:p>
              </text:list-item>
              <text:list-item>
                <text:p text:style-name="P35">Трубіцина А.<text:span text:style-name="T2">Л.</text:span></text:p>
              </text:list-item>
              <text:list-item>
                <text:p text:style-name="P35">Хамуда В.<text:span text:style-name="T2">В.</text:span></text:p>
              </text:list-item>
            </text:list>
            <text:p text:style-name="P44">Соціальний педагог:</text:p>
            <text:list xml:id="list101178012" text:style-name="L6">
              <text:list-item>
                <text:p text:style-name="P38">Ярошенко В.<text:span text:style-name="T8">А</text:span>.</text:p>
              </text:list-item>
            </text:list>
          </table:table-cell>
          <table:table-cell table:style-name="Таблица1.D3" office:value-type="string">
            <text:p text:style-name="P19">Трубіцина А.<text:span text:style-name="T2">Л.</text:span></text:p>
          </table:table-cell>
        </table:table-row>
        <table:table-row>
          <table:table-cell table:style-name="Таблица1.D3" table:number-columns-spanned="4" office:value-type="string">
            <text:p text:style-name="P20">ЛИСТОПАД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0">3.</text:p>
          </table:table-cell>
          <table:table-cell table:style-name="Таблица1.A3" office:value-type="string">
            <text:p text:style-name="P2"><text:span text:style-name="T9">Скласти план соціологічних досліджень.</text:span></text:p>
          </table:table-cell>
          <table:table-cell table:style-name="Таблица1.A3" office:value-type="string">
            <text:p text:style-name="P45">Вчителі інформатики:</text:p>
            <text:list xml:id="list171238287801823" text:continue-list="list171239931755163" text:style-name="L3">
              <text:list-item>
                <text:p text:style-name="P33">Бр<text:span text:style-name="T1">или</text:span>ста <text:span text:style-name="T1">Н.В.</text:span></text:p>
              </text:list-item>
              <text:list-item>
                <text:p text:style-name="P36">Трубіцина А.<text:span text:style-name="T2">Л.</text:span></text:p>
              </text:list-item>
              <text:list-item>
                <text:p text:style-name="P36">Хамуда В.<text:span text:style-name="T2">В.</text:span></text:p>
              </text:list-item>
            </text:list>
            <text:p text:style-name="P45">Соціальний педагог:</text:p>
            <text:list xml:id="list2854425997" text:style-name="L7">
              <text:list-item>
                <text:p text:style-name="P39">Ярошенко В.<text:span text:style-name="T8">А</text:span>.</text:p>
              </text:list-item>
            </text:list>
          </table:table-cell>
          <table:table-cell table:style-name="Таблица1.D3" office:value-type="string">
            <text:p text:style-name="P49">Ярошенко В.А.</text:p>
          </table:table-cell>
        </table:table-row>
        <text:soft-page-break/>
        <table:table-row>
          <table:table-cell table:style-name="Таблица1.A3" office:value-type="string">
            <text:p text:style-name="P20">4.</text:p>
          </table:table-cell>
          <table:table-cell table:style-name="Таблица1.A3" office:value-type="string">
            <text:p text:style-name="P3">Визначення проблеми проекту.</text:p>
          </table:table-cell>
          <table:table-cell table:style-name="Таблица1.A3" office:value-type="string">
            <text:p text:style-name="P21">7-А, 6-Б, <text:span text:style-name="T3">9</text:span>-<text:span text:style-name="T3">Б</text:span></text:p>
          </table:table-cell>
          <table:table-cell table:style-name="Таблица1.D3" office:value-type="string">
            <text:p text:style-name="P21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D3" table:number-columns-spanned="4" office:value-type="string">
            <text:p text:style-name="P26">ГРУДЕНЬ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5">5.</text:p>
          </table:table-cell>
          <table:table-cell table:style-name="Таблица1.A3" office:value-type="string">
            <text:p text:style-name="P4">Розгляд та вивчення виявленої проблеми.</text:p>
          </table:table-cell>
          <table:table-cell table:style-name="Таблица1.A3" office:value-type="string">
            <text:p text:style-name="P22">7-А, 6-Б, <text:span text:style-name="T3">9</text:span>-<text:span text:style-name="T3">Б</text:span></text:p>
          </table:table-cell>
          <table:table-cell table:style-name="Таблица1.D3" office:value-type="string">
            <text:p text:style-name="P41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A3" office:value-type="string">
            <text:p text:style-name="P26">6.</text:p>
          </table:table-cell>
          <table:table-cell table:style-name="Таблица1.A3" office:value-type="string">
            <text:p text:style-name="P4">Складання плану діяльності та розподіл обовʼязків в групі.</text:p>
          </table:table-cell>
          <table:table-cell table:style-name="Таблица1.A3" office:value-type="string">
            <text:p text:style-name="P22">7-А, 6-Б, <text:span text:style-name="T3">9</text:span>-<text:span text:style-name="T3">Б</text:span></text:p>
          </table:table-cell>
          <table:table-cell table:style-name="Таблица1.D3" office:value-type="string">
            <text:p text:style-name="P41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A3" office:value-type="string">
            <text:p text:style-name="P27">7.</text:p>
          </table:table-cell>
          <table:table-cell table:style-name="Таблица1.A3" office:value-type="string">
            <text:p text:style-name="P5">Реалізація плану.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1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D3" table:number-columns-spanned="4" office:value-type="string">
            <text:p text:style-name="P27">СІЧЕНЬ 2018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7">8.</text:p>
          </table:table-cell>
          <table:table-cell table:style-name="Таблица1.A3" office:value-type="string">
            <text:p text:style-name="P4"><text:bookmark text:name="docs-internal-guid-b7263f4a-684e-caec-a2bb-25f09b49fe4b"/>Узагальнення результатів діяльності, перевірка їх на відповідність цілям та задачам. 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2"><text:span text:style-name="T10">Лідери груп (</text:span>7-А, 6-Б, <text:span text:style-name="T3">9</text:span>-<text:span text:style-name="T3">Б),</text:span></text:p>
            <text:p text:style-name="P49">Ярошенко В.А.</text:p>
          </table:table-cell>
        </table:table-row>
        <table:table-row>
          <table:table-cell table:style-name="Таблица1.A3" office:value-type="string">
            <text:p text:style-name="P27">9.</text:p>
          </table:table-cell>
          <table:table-cell table:style-name="Таблица1.A3" office:value-type="string">
            <text:p text:style-name="P4"><text:bookmark text:name="docs-internal-guid-b7263f4a-684f-4021-5c6b-430039df8bcd"/>Представлення результатів  шкільного проекту за допомогою медійних засобів.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2"><text:span text:style-name="T10">Лідери груп (</text:span>7-А, 6-Б, <text:span text:style-name="T3">9</text:span>-<text:span text:style-name="T3">Б),</text:span></text:p>
            <text:p text:style-name="P27">вчителі інформатики</text:p>
          </table:table-cell>
        </table:table-row>
        <table:table-row>
          <table:table-cell table:style-name="Таблица1.A3" office:value-type="string">
            <text:p text:style-name="P27">10.</text:p>
          </table:table-cell>
          <table:table-cell table:style-name="Таблица1.A3" office:value-type="string">
            <text:p text:style-name="P4"><text:bookmark text:name="docs-internal-guid-b7263f4a-684f-eb73-cdd5-203e182a5fd3"/>Презентація проектів та результатів.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2"><text:span text:style-name="T10">Лідери груп (</text:span>7-А, 6-Б, <text:span text:style-name="T3">9</text:span>-<text:span text:style-name="T3">Б),</text:span></text:p>
            <text:p text:style-name="P27">вчителі інформатики</text:p>
          </table:table-cell>
        </table:table-row>
      </table:table>
      <text:p text:style-name="Standard"/>
      <text:p text:style-name="Standard"/>
      <text:p text:style-name="P9">Вчителі інформатики:</text:p>
      <text:p text:style-name="P9"/>
      <text:p text:style-name="P9">__________________ Брилиста Н.В.</text:p>
      <text:p text:style-name="P9">__________________ Трубіцина А.Л.</text:p>
      <text:p text:style-name="P9">__________________ Хамуда В.В.</text:p>
      <text:p text:style-name="P9"/>
      <text:p text:style-name="P9">Соціальний педагог:</text:p>
      <text:p text:style-name="P9"/>
      <text:p text:style-name="P9">__________________ Ярошенко В.<text:span text:style-name="T8">А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5:44.088056433</meta:creation-date>
    <dc:date>2017-11-01T17:12:37.563783053</dc:date>
    <meta:editing-duration>PT16M45S</meta:editing-duration>
    <meta:editing-cycles>4</meta:editing-cycles>
    <meta:generator>LibreOffice/5.4.2.2$Linux_X86_64 LibreOffice_project/40m0$Build-2</meta:generator>
    <meta:document-statistic meta:table-count="1" meta:image-count="0" meta:object-count="0" meta:page-count="2" meta:paragraph-count="84" meta:word-count="297" meta:character-count="2039" meta:non-whitespace-character-count="1838"/>
  </office:meta>
</office:document-meta>
</file>